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2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/>
    </style:style>
    <style:style style:name="gr4" style:family="graphic" style:parent-style-name="objectwithoutfill">
      <style:graphic-properties draw:marker-end="Arrowheads_20_3" draw:marker-end-width="0.3cm" draw:fill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" style:family="text">
      <style:text-properties style:text-position="-8% 58%" style:font-name="Liberation Sans2" fo:font-size="10pt" style:font-name-asian="Liberation Sans2" style:font-size-asian="10pt" style:font-name-complex="Liberation Sans2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position="-8% 58%"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05cm" svg:height="1.905cm" svg:x="0cm" svg:y="3.17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1.905cm" svg:y="3.40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2" draw:id="id2" draw:layer="layout" svg:width="1.905cm" svg:height="1.905cm" svg:x="3.81cm" svg:y="3.17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.905cm" svg:y1="4.127cm" svg:x2="3.81cm" svg:y2="4.127cm" draw:start-shape="id1" draw:start-glue-point="1" draw:end-shape="id2" draw:end-glue-point="3" svg:d="M1905 4127h1905" svg:viewBox="0 0 1906 1">
          <text:p/>
        </draw:connector>
        <draw:frame draw:style-name="gr2" draw:text-style-name="P3" draw:layer="layout" svg:width="1.905cm" svg:height="0.722cm" svg:x="5.715cm" svg:y="3.40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3" draw:id="id3" draw:layer="layout" svg:width="1.905cm" svg:height="1.905cm" svg:x="7.62cm" svg:y="3.17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5.715cm" svg:y1="4.127cm" svg:x2="7.62cm" svg:y2="4.127cm" draw:end-shape="id3" draw:end-glue-point="3" svg:d="M5715 4127h1905" svg:viewBox="0 0 1906 1">
          <text:p/>
        </draw:connector>
        <draw:frame draw:style-name="gr2" draw:text-style-name="P3" draw:layer="layout" svg:width="1.905cm" svg:height="0.722cm" svg:x="9.525cm" svg:y="3.405cm">
          <draw:text-box>
            <text:p text:style-name="P2"><text:span text:style-name="T2">π</text:span><text:span text:style-name="T3">re1</text:span></text:p>
          </draw:text-box>
        </draw:frame>
        <draw:custom-shape draw:style-name="gr1" draw:text-style-name="P4" xml:id="id4" draw:id="id4" draw:layer="layout" svg:width="1.905cm" svg:height="1.905cm" svg:x="11.43cm" svg:y="4.445cm">
          <text:p text:style-name="P4"><text:span text:style-name="T5">recursive</text:span><text:span text:style-name="T6">2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9.525cm" svg:y1="4.127cm" svg:x2="11.43cm" svg:y2="5.397cm" draw:end-shape="id4" draw:end-glue-point="3" svg:d="M9525 4127l1905 1270" svg:viewBox="0 0 1906 1271">
          <text:p/>
        </draw:connector>
        <draw:custom-shape draw:style-name="gr1" draw:text-style-name="P1" xml:id="id5" draw:id="id5" draw:layer="layout" svg:width="1.905cm" svg:height="1.905cm" svg:x="0cm" svg:y="5.71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1.905cm" svg:y="5.94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6" draw:id="id6" draw:layer="layout" svg:width="1.905cm" svg:height="1.905cm" svg:x="3.81cm" svg:y="5.71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.905cm" svg:y1="6.667cm" svg:x2="3.81cm" svg:y2="6.667cm" draw:start-shape="id5" draw:start-glue-point="1" draw:end-shape="id6" draw:end-glue-point="3" svg:d="M1905 6667h1905" svg:viewBox="0 0 1906 1">
          <text:p/>
        </draw:connector>
        <draw:frame draw:style-name="gr2" draw:text-style-name="P3" draw:layer="layout" svg:width="1.905cm" svg:height="0.722cm" svg:x="5.715cm" svg:y="5.94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7" draw:id="id7" draw:layer="layout" svg:width="1.905cm" svg:height="1.905cm" svg:x="7.62cm" svg:y="5.71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5.715cm" svg:y1="6.667cm" svg:x2="7.62cm" svg:y2="6.667cm" draw:end-shape="id7" draw:end-glue-point="3" svg:d="M5715 6667h1905" svg:viewBox="0 0 1906 1">
          <text:p/>
        </draw:connector>
        <draw:frame draw:style-name="gr2" draw:text-style-name="P3" draw:layer="layout" svg:width="1.27cm" svg:height="0.722cm" svg:x="9.525cm" svg:y="5.397cm">
          <draw:text-box>
            <text:p text:style-name="P2"><text:span text:style-name="T2">π</text:span><text:span text:style-name="T3">re1</text:span></text:p>
          </draw:text-box>
        </draw:frame>
        <draw:connector draw:style-name="gr3" draw:text-style-name="P5" draw:layer="layout" draw:type="line" svg:x1="9.525cm" svg:y1="6.667cm" svg:x2="11.43cm" svg:y2="5.397cm" draw:end-shape="id4" draw:end-glue-point="3" svg:d="M9525 6667l1905-1270" svg:viewBox="0 0 1906 1271">
          <text:p/>
        </draw:connector>
        <draw:custom-shape draw:style-name="gr1" draw:text-style-name="P1" xml:id="id8" draw:id="id8" draw:layer="layout" svg:width="1.905cm" svg:height="1.905cm" svg:x="0cm" svg:y="8.25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1.905cm" svg:y="8.48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9" draw:id="id9" draw:layer="layout" svg:width="1.905cm" svg:height="1.905cm" svg:x="3.81cm" svg:y="8.25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.905cm" svg:y1="9.207cm" svg:x2="3.81cm" svg:y2="9.207cm" draw:start-shape="id8" draw:start-glue-point="1" draw:end-shape="id9" draw:end-glue-point="3" svg:d="M1905 9207h1905" svg:viewBox="0 0 1906 1">
          <text:p/>
        </draw:connector>
        <draw:frame draw:style-name="gr2" draw:text-style-name="P3" draw:layer="layout" svg:width="1.905cm" svg:height="0.722cm" svg:x="5.715cm" svg:y="8.48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10" draw:id="id10" draw:layer="layout" svg:width="1.905cm" svg:height="1.905cm" svg:x="7.62cm" svg:y="8.25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5.715cm" svg:y1="9.207cm" svg:x2="7.62cm" svg:y2="9.207cm" draw:end-shape="id10" draw:end-glue-point="3" svg:d="M5715 9207h1905" svg:viewBox="0 0 1906 1">
          <text:p/>
        </draw:connector>
        <draw:frame draw:style-name="gr2" draw:text-style-name="P3" draw:layer="layout" svg:width="1.905cm" svg:height="0.722cm" svg:x="10.795cm" svg:y="7.937cm">
          <draw:text-box>
            <text:p text:style-name="P2"><text:span text:style-name="T2">π</text:span><text:span text:style-name="T3">re1</text:span></text:p>
          </draw:text-box>
        </draw:frame>
        <draw:connector draw:style-name="gr3" draw:text-style-name="P5" draw:layer="layout" draw:type="line" svg:x1="9.525cm" svg:y1="9.207cm" svg:x2="14.605cm" svg:y2="7.937cm" draw:end-shape="id11" draw:end-glue-point="3" svg:d="M9525 9207l5080-1270" svg:viewBox="0 0 5081 1271">
          <text:p/>
        </draw:connector>
        <draw:custom-shape draw:style-name="gr1" draw:text-style-name="P4" xml:id="id11" draw:id="id11" draw:layer="layout" svg:width="1.905cm" svg:height="1.905cm" svg:x="14.605cm" svg:y="6.985cm">
          <text:p text:style-name="P4"><text:span text:style-name="T5">recursive</text:span><text:span text:style-name="T6">2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16.51cm" svg:y="7.215cm">
          <draw:text-box>
            <text:p text:style-name="P2"><text:span text:style-name="T2">π</text:span><text:span text:style-name="T3">re2</text:span></text:p>
          </draw:text-box>
        </draw:frame>
        <draw:custom-shape draw:style-name="gr1" draw:text-style-name="P4" xml:id="id12" draw:id="id12" draw:layer="layout" svg:width="1.905cm" svg:height="1.905cm" svg:x="18.415cm" svg:y="6.985cm">
          <text:p text:style-name="P4"><text:span text:style-name="T7">recursive</text:span><text:span text:style-name="T8">f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6.51cm" svg:y1="7.937cm" svg:x2="18.415cm" svg:y2="7.937cm" draw:end-shape="id12" draw:end-glue-point="3" svg:d="M16510 7937h1905" svg:viewBox="0 0 1906 1">
          <text:p/>
        </draw:connector>
        <draw:frame draw:style-name="gr2" draw:text-style-name="P3" draw:layer="layout" svg:width="1.905cm" svg:height="0.722cm" svg:x="20.319cm" svg:y="7.215cm">
          <draw:text-box>
            <text:p text:style-name="P2"><text:span text:style-name="T2">π</text:span><text:span text:style-name="T3">ref</text:span></text:p>
          </draw:text-box>
        </draw:frame>
        <draw:custom-shape draw:style-name="gr1" draw:text-style-name="P4" xml:id="id13" draw:id="id13" draw:layer="layout" svg:width="1.905cm" svg:height="1.905cm" svg:x="22.225cm" svg:y="6.985cm">
          <text:p text:style-name="P4"><text:span text:style-name="T4">final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20.32cm" svg:y1="7.937cm" svg:x2="22.225cm" svg:y2="7.937cm" draw:end-shape="id13" draw:end-glue-point="3" svg:d="M20320 7937h1905" svg:viewBox="0 0 1906 1">
          <text:p/>
        </draw:connector>
        <draw:frame draw:style-name="gr2" draw:text-style-name="P3" draw:layer="layout" svg:width="1.905cm" svg:height="0.722cm" svg:x="24.129cm" svg:y="7.215cm">
          <draw:text-box>
            <text:p text:style-name="P2"><text:span text:style-name="T2">π</text:span><text:span text:style-name="T3">PlonK</text:span></text:p>
          </draw:text-box>
        </draw:frame>
        <draw:custom-shape draw:style-name="gr1" draw:text-style-name="P4" xml:id="id14" draw:id="id14" draw:layer="layout" svg:width="1.905cm" svg:height="1.905cm" svg:x="26.035cm" svg:y="6.985cm">
          <text:p text:style-name="P4"><text:span text:style-name="T4">Ver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24.13cm" svg:y1="7.937cm" svg:x2="26.035cm" svg:y2="7.937cm" draw:end-shape="id14" draw:end-glue-point="3" svg:d="M24130 7937h1905" svg:viewBox="0 0 1906 1">
          <text:p/>
        </draw:connector>
        <draw:connector draw:style-name="gr4" draw:text-style-name="P5" draw:layer="layout" draw:type="line" svg:x1="13.335cm" svg:y1="5.397cm" svg:x2="14.605cm" svg:y2="7.937cm" draw:start-shape="id4" draw:start-glue-point="1" draw:end-shape="id11" draw:end-glue-point="3" svg:d="M13335 5397l1270 2540" svg:viewBox="0 0 1271 2541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45M33S</meta:editing-duration>
    <meta:editing-cycles>11</meta:editing-cycles>
    <meta:generator>LibreOffice/7.3.7.2$Linux_X86_64 LibreOffice_project/30$Build-2</meta:generator>
    <dc:date>2022-11-28T16:35:58.083590926</dc:date>
    <meta:document-statistic meta:object-count="62"/>
  </office:meta>
</office:document-meta>
</file>